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6.462cm" fo:margin-left="-0.191cm" table:align="left" style:writing-mode="lr-tb"/>
    </style:style>
    <style:style style:name="Table4.A" style:family="table-column">
      <style:table-column-properties style:column-width="3.588cm"/>
    </style:style>
    <style:style style:name="Table4.B" style:family="table-column">
      <style:table-column-properties style:column-width="1.9cm"/>
    </style:style>
    <style:style style:name="Table4.C" style:family="table-column">
      <style:table-column-properties style:column-width="5.487cm"/>
    </style:style>
    <style:style style:name="Table4.D" style:family="table-column">
      <style:table-column-properties style:column-width="1.695cm"/>
    </style:style>
    <style:style style:name="Table4.E" style:family="table-column">
      <style:table-column-properties style:column-width="3.792cm"/>
    </style:style>
    <style:style style:name="Table4.1" style:family="table-row">
      <style:table-row-properties style:min-row-height="0.12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A1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4.17" style:family="table-row">
      <style:table-row-properties style:min-row-height="0.224cm" style:keep-together="true" fo:keep-together="auto"/>
    </style:style>
    <style:style style:name="Table4.18" style:family="table-row">
      <style:table-row-properties style:min-row-height="0.907cm" style:keep-together="true" fo:keep-together="auto"/>
    </style:style>
    <style:style style:name="Table4.19" style:family="table-row">
      <style:table-row-properties style:min-row-height="1.602cm" style:keep-together="true" fo:keep-together="auto"/>
    </style:style>
    <style:style style:name="Table4.39" style:family="table-row">
      <style:table-row-properties style:min-row-height="0.695cm" style:keep-together="true" fo:keep-together="auto"/>
    </style:style>
    <style:style style:name="Table1" style:family="table">
      <style:table-properties style:width="8.684cm" fo:margin-left="-0.191cm" table:align="left" style:writing-mode="lr-tb"/>
    </style:style>
    <style:style style:name="Table1.A" style:family="table-column">
      <style:table-column-properties style:column-width="3.35cm"/>
    </style:style>
    <style:style style:name="Table1.B" style:family="table-column">
      <style:table-column-properties style:column-width="0.991cm"/>
    </style:style>
    <style:style style:name="Table1.C" style:family="table-column">
      <style:table-column-properties style:column-width="4.343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8.703cm" table:align="center" style:writing-mode="lr-tb"/>
    </style:style>
    <style:style style:name="Table2.A" style:family="table-column">
      <style:table-column-properties style:column-width="4.35cm"/>
    </style:style>
    <style:style style:name="Table2.B" style:family="table-column">
      <style:table-column-properties style:column-width="4.353cm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8.703cm" fo:margin-left="-0.191cm" table:align="left" style:writing-mode="lr-tb"/>
    </style:style>
    <style:style style:name="Table3.A" style:family="table-column">
      <style:table-column-properties style:column-width="4.934cm"/>
    </style:style>
    <style:style style:name="Table3.B" style:family="table-column">
      <style:table-column-properties style:column-width="3.769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8.733cm" fo:margin-left="-0.191cm" table:align="left" fo:background-color="#92cddc" style:writing-mode="lr-tb">
        <style:background-image/>
      </style:table-properties>
    </style:style>
    <style:style style:name="Table5.A" style:family="table-column">
      <style:table-column-properties style:column-width="6.507cm"/>
    </style:style>
    <style:style style:name="Table5.B" style:family="table-column">
      <style:table-column-properties style:column-width="12.22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8db3e2" fo:padding-left="0.191cm" fo:padding-right="0.191cm" fo:padding-top="0cm" fo:padding-bottom="0cm" fo:border="0.018cm solid #00000a">
        <style:background-image/>
      </style:table-cell-properties>
    </style:style>
    <style:style style:name="Table5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1.669cm" style:type="center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 style:font-style-complex="italic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fo:background-color="#ffff00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top="0cm" fo:margin-bottom="0cm" fo:line-height="100%"/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-1.27cm" fo:margin-right="-0.953cm" fo:text-indent="0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-0.953cm" fo:text-indent="0cm" style:auto-text-indent="false"/>
      <style:text-properties fo:font-size="5pt" fo:font-weight="bold" style:font-size-asian="5pt" style:font-weight-asian="bold" style:font-size-complex="5pt"/>
    </style:style>
    <style:style style:name="P12" style:family="paragraph" style:parent-style-name="Standard">
      <style:paragraph-properties fo:margin-left="0.079cm" fo:margin-right="0cm" fo:margin-top="0cm" fo:margin-bottom="0cm" fo:line-height="100%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 style:master-page-name="Standard">
      <style:paragraph-properties fo:margin-left="-1.27cm" fo:margin-right="-1.111cm" fo:text-indent="0cm" style:auto-text-indent="false" style:page-number="auto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-1.27cm" fo:margin-right="-0.953cm" fo:text-indent="0cm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20" style:family="paragraph" style:parent-style-name="List_20_Paragraph">
      <style:paragraph-properties fo:margin-left="0.921cm" fo:margin-right="0cm" fo:margin-top="0cm" fo:margin-bottom="0cm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21" style:family="paragraph" style:parent-style-name="List_20_Paragraph" style:list-style-name="WWNum27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2" style:family="paragraph" style:parent-style-name="List_20_Paragraph" style:list-style-name="WWNum15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List_20_Paragraph" style:list-style-name="WWNum25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4" style:family="paragraph" style:parent-style-name="List_20_Paragraph" style:list-style-name="WWNum26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5" style:family="paragraph" style:parent-style-name="List_20_Paragraph" style:list-style-name="WWNum19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lorado Small Installment Loan </text:p>
      <text:p text:style-name="P10">November 28, 2018 </text:p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Characteristic</text:p>
          </table:table-cell>
          <table:table-cell table:style-name="Table4.A1" table:number-columns-spanned="3" office:value-type="string">
            <text:p text:style-name="P1">Requirement</text:p>
          </table:table-cell>
          <table:covered-table-cell/>
          <table:covered-table-cell/>
          <table:table-cell table:style-name="Table4.A1" office:value-type="string">
            <text:p text:style-name="P1">Legal Restrictions</text:p>
          </table:table-cell>
        </table:table-row>
        <table:table-row table:style-name="Table4.1">
          <table:table-cell table:style-name="Table4.A1" office:value-type="string">
            <text:p text:style-name="P1">Loan amount </text:p>
          </table:table-cell>
          <table:table-cell table:style-name="Table4.A1" table:number-columns-spanned="3" office:value-type="string">
            <text:p text:style-name="P1">Min: $100</text:p>
            <text:p text:style-name="P1">Max: $1,000 </text:p>
            <text:p text:style-name="P1">Increments of $10 (storefront) $50 (online)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Interest Rate</text:p>
          </table:table-cell>
          <table:table-cell table:style-name="Table4.A1" table:number-columns-spanned="3" office:value-type="string">
            <text:p text:style-name="P1">0%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Refinance </text:p>
          </table:table-cell>
          <table:table-cell table:style-name="Table4.A1" table:number-columns-spanned="3" office:value-type="string">
            <text:p text:style-name="P1">Yes – Limited to 3 times within 365 days</text:p>
            <text:p text:style-name="P1">Must have paid at least 1/3 of the originally contracted payments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table:number-columns-spanned="2" office:value-type="string">
            <text:p text:style-name="P1">Other Fees</text:p>
          </table:table-cell>
          <table:covered-table-cell/>
          <table:table-cell table:style-name="Table4.A1" office:value-type="string">
            <text:p text:style-name="P7">Origination Fee 10.0% for Originations</text:p>
            <text:p text:style-name="P7"><text:s text:c="28"/>7.5% for Refinances</text:p>
            <text:p text:style-name="P7">Monthly Maintenance Fee 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table:number-columns-spanned="2" office:value-type="string">
                  <text:p text:style-name="P1">Loan Amount</text:p>
                </table:table-cell>
                <table:covered-table-cell/>
                <table:table-cell table:style-name="Table1.A1" office:value-type="string">
                  <text:p text:style-name="P1">Monthly Fee</text:p>
                </table:table-cell>
              </table:table-row>
              <table:table-row table:style-name="Table1.1">
                <table:table-cell table:style-name="Table1.A1" office:value-type="string">
                  <text:p text:style-name="P1">$100 - $300</text:p>
                </table:table-cell>
                <table:table-cell table:style-name="Table1.A1" table:number-columns-spanned="2" office:value-type="string">
                  <text:p text:style-name="P1">$12.50 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P1">$300.01 - $500</text:p>
                </table:table-cell>
                <table:table-cell table:style-name="Table1.A1" table:number-columns-spanned="2" office:value-type="string">
                  <text:p text:style-name="P1">$15.00 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P1">$500.01 - $750</text:p>
                </table:table-cell>
                <table:table-cell table:style-name="Table1.A1" table:number-columns-spanned="2" office:value-type="string">
                  <text:p text:style-name="P1">$17.50 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P1">$750.01 - $1,000</text:p>
                </table:table-cell>
                <table:table-cell table:style-name="Table1.A1" table:number-columns-spanned="2" office:value-type="string">
                  <text:p text:style-name="P1">$20.00 </text:p>
                </table:table-cell>
                <table:covered-table-cell/>
              </table:table-row>
            </table:table>
            <text:p text:style-name="P7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 table:style-name="Table4.1">
          <table:table-cell table:style-name="Table4.A1" office:value-type="string">
            <text:p text:style-name="P1">Minimum Income</text:p>
          </table:table-cell>
          <table:table-cell table:style-name="Table4.A1" table:number-columns-spanned="3" office:value-type="string">
            <text:p text:style-name="P1">$800 Gross Monthly Income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Loan to Gross Monthly Income %</text:p>
          </table:table-cell>
          <table:table-cell table:style-name="Table4.A1" table:number-columns-spanned="3" office:value-type="string">
            <text:p text:style-name="P1">3 Months = 20% GMI</text:p>
            <text:p text:style-name="P1">4 Months = 25% GMI</text:p>
            <text:p text:style-name="P1">5 Months = 37% GMI</text:p>
            <text:p text:style-name="P1">6 Months = 45% GMI</text:p>
            <text:p text:style-name="P1">7 – 12 Months = 50% GMI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Loan Term</text:p>
          </table:table-cell>
          <table:table-cell table:style-name="Table4.A1" table:number-columns-spanned="3" office:value-type="string">
            <text:p text:style-name="P1">90 <text:s/>- <text:s/>365 days </text:p>
            <text:p text:style-name="P1"/>
            <text:p text:style-name="P1">3 Months = $100 to $1,000</text:p>
            <text:p text:style-name="P1">4 Months = $100 to $1,000</text:p>
            <text:p text:style-name="P1">5 Months = $100 to $1,000</text:p>
            <text:p text:style-name="P1">6 Months = $100 to $1,000</text:p>
            <text:p text:style-name="P1"/>
            <text:p text:style-name="P1">7 Months = $310 to $1,000</text:p>
            <text:p text:style-name="P1">8 Months = $310 to $1,000</text:p>
            <text:p text:style-name="P1"/>
            <text:p text:style-name="P1">9 Months = $510 to $1,000</text:p>
            <text:p text:style-name="P1">10 Months = $510 to $1,000</text:p>
            <text:p text:style-name="P1"/>
            <text:p text:style-name="P1">11 Months = $760 to $1,000</text:p>
            <text:p text:style-name="P1">12 Months = $760 to $1,000 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Installment payment amounts</text:p>
          </table:table-cell>
          <table:table-cell table:style-name="Table4.A1" table:number-columns-spanned="3" office:value-type="string">
            <text:p text:style-name="P1">Must be substantially equal during the term of the loan, with any difference reflected in the final payment. 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table:number-columns-spanned="2" office:value-type="string">
            <text:p text:style-name="P1">Payment Scheduling</text:p>
          </table:table-cell>
          <table:covered-table-cell/>
          <table:table-cell table:style-name="Table4.A1" office:value-type="string">
            <text:p text:style-name="P1">Payments Aligned with Income Dates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"><text:s text:c="5"/><text:span text:style-name="T2">Income Frequency</text:span></text:p>
                </table:table-cell>
                <table:table-cell table:style-name="Table2.A1" office:value-type="string">
                  <text:p text:style-name="P1"><text:s text:c="5"/><text:span text:style-name="T2">Payment Frequency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2">Weekly</text:p>
                </table:table-cell>
                <table:table-cell table:style-name="Table2.A1" office:value-type="string">
                  <text:p text:style-name="P2">Bi-Weekly</text:p>
                </table:table-cell>
              </table:table-row>
              <table:table-row table:style-name="Table2.2">
                <table:table-cell table:style-name="Table2.A1" office:value-type="string">
                  <text:p text:style-name="P2"><text:soft-page-break/>Bi-Weekly</text:p>
                </table:table-cell>
                <table:table-cell table:style-name="Table2.A1" office:value-type="string">
                  <text:p text:style-name="P2">Bi-Weekly</text:p>
                </table:table-cell>
              </table:table-row>
              <table:table-row table:style-name="Table2.2">
                <table:table-cell table:style-name="Table2.A1" office:value-type="string">
                  <text:p text:style-name="P2">Monthly</text:p>
                </table:table-cell>
                <table:table-cell table:style-name="Table2.A1" office:value-type="string">
                  <text:p text:style-name="P2">Monthly</text:p>
                </table:table-cell>
              </table:table-row>
              <table:table-row table:style-name="Table2.2">
                <table:table-cell table:style-name="Table2.A1" office:value-type="string">
                  <text:p text:style-name="P2">Twice-Monthly</text:p>
                </table:table-cell>
                <table:table-cell table:style-name="Table2.A1" office:value-type="string">
                  <text:p text:style-name="P2">Monthly</text:p>
                  <text:p text:style-name="P2"/>
                </table:table-cell>
              </table:table-row>
            </table:table>
            <text:p text:style-name="P1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6">Income Date</text:p>
                </table:table-cell>
                <table:table-cell table:style-name="Table3.A1" office:value-type="string">
                  <text:p text:style-name="P1"><text:s text:c="10"/><text:span text:style-name="T2">Due Date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">1st Mon, Tue, Wed, etc</text:p>
                </table:table-cell>
                <table:table-cell table:style-name="Table3.A1" office:value-type="string">
                  <text:p text:style-name="P2">7th</text:p>
                </table:table-cell>
              </table:table-row>
              <table:table-row table:style-name="Table3.1">
                <table:table-cell table:style-name="Table3.A1" office:value-type="string">
                  <text:p text:style-name="P1">2nd Mon, Tue, Wed, etc</text:p>
                </table:table-cell>
                <table:table-cell table:style-name="Table3.A1" office:value-type="string">
                  <text:p text:style-name="P2">14th</text:p>
                </table:table-cell>
              </table:table-row>
              <table:table-row table:style-name="Table3.1">
                <table:table-cell table:style-name="Table3.A1" office:value-type="string">
                  <text:p text:style-name="P1">3rd Mon, Tue, Wed, etc</text:p>
                </table:table-cell>
                <table:table-cell table:style-name="Table3.A1" office:value-type="string">
                  <text:p text:style-name="P2">21st</text:p>
                </table:table-cell>
              </table:table-row>
              <table:table-row table:style-name="Table3.1">
                <table:table-cell table:style-name="Table3.A1" office:value-type="string">
                  <text:p text:style-name="P1">4th Mon, Tue, Wed, etc</text:p>
                </table:table-cell>
                <table:table-cell table:style-name="Table3.A1" office:value-type="string">
                  <text:p text:style-name="P2">28th</text:p>
                </table:table-cell>
              </table:table-row>
            </table:table>
            <text:p text:style-name="P1"/>
          </table:table-cell>
          <table:table-cell table:style-name="Table4.A1" table:number-columns-spanned="2" office:value-type="string">
            <text:p text:style-name="P1"/>
          </table:table-cell>
          <table:covered-table-cell/>
        </table:table-row>
        <table:table-row table:style-name="Table4.1">
          <table:table-cell table:style-name="Table4.A1" office:value-type="string">
            <text:p text:style-name="P1">Number of days in the first installment period.</text:p>
          </table:table-cell>
          <table:table-cell table:style-name="Table4.A1" table:number-columns-spanned="3" office:value-type="string">
            <text:p text:style-name="P12">Minimum 7 days from effective date</text:p>
            <text:p text:style-name="P1"/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2" office:value-type="string">
            <text:p text:style-name="P1">Days in 2<text:span text:style-name="T3">nd</text:span> and remaining installment periods.</text:p>
          </table:table-cell>
          <table:table-cell table:style-name="Table4.A12" table:number-columns-spanned="3" office:value-type="string">
            <text:p text:style-name="P1">Monthly: 27 – 33 (storefront and online)</text:p>
            <text:p text:style-name="P20">(depending on number of days in the month)</text:p>
            <text:p text:style-name="P1">Bi-weekly 14 (storefront and online)</text:p>
            <text:p text:style-name="P1">Semi-Monthly: 12 – 18 (Online Only)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Payment due on non-banking day</text:p>
          </table:table-cell>
          <table:table-cell table:style-name="Table4.A1" table:number-columns-spanned="3" office:value-type="string">
            <text:p text:style-name="P1">Payment will be preponed to the latest prior banking day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Final payment amount</text:p>
          </table:table-cell>
          <table:table-cell table:style-name="Table4.A1" table:number-columns-spanned="3" office:value-type="string">
            <text:p text:style-name="P1">Fully amortizing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Security</text:p>
          </table:table-cell>
          <table:table-cell table:style-name="Table4.A1" table:number-columns-spanned="3" office:value-type="string">
            <text:p text:style-name="P1">None <text:s/>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Funds disbursement method</text:p>
          </table:table-cell>
          <table:table-cell table:style-name="Table4.A1" table:number-columns-spanned="3" office:value-type="string">
            <text:p text:style-name="P1">ACH, Check, Cash, or NetSpend Card (storefront)</text:p>
            <text:p text:style-name="P1">ACH (online)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7">
          <table:table-cell table:style-name="Table4.A1" office:value-type="string">
            <text:p text:style-name="P1">Rescind</text:p>
          </table:table-cell>
          <table:table-cell table:style-name="Table4.A1" table:number-columns-spanned="3" office:value-type="string">
            <text:p text:style-name="P1">Close of business on the 1<text:span text:style-name="T3">st</text:span> business day after effective date</text:p>
            <text:p text:style-name="P1">PIF during rescission period is not allowed.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8">
          <table:table-cell table:style-name="Table4.A1" office:value-type="string">
            <text:p text:style-name="P1">Tender Types</text:p>
          </table:table-cell>
          <table:table-cell table:style-name="Table4.A1" table:number-columns-spanned="3" office:value-type="string">
            <text:p text:style-name="P1">ACH, Cash, Money order or certified check, debit card (storefront)</text:p>
            <text:p text:style-name="P1">ACH, RCC, Debit Card, MO/CCK (online)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9">
          <table:table-cell table:style-name="Table4.A1" office:value-type="string">
            <text:p text:style-name="P1">Expected Payment Method</text:p>
            <text:p text:style-name="P1"/>
          </table:table-cell>
          <table:table-cell table:style-name="Table4.A1" table:number-columns-spanned="3" office:value-type="string">
            <text:p text:style-name="P1">ACH, Cash (storefront)</text:p>
            <text:p text:style-name="P1">ACH, RCC (online)</text:p>
            <text:list xml:id="list4743405619844004587" text:style-name="WWNum27">
              <text:list-item>
                <text:p text:style-name="P21"><text:span text:style-name="T2">Storefront</text:span> ACH (optional) - Customer may provide an ACH authorization for scheduled payment</text:p>
              </text:list-item>
            </text:list>
            <text:list xml:id="list1767236167661616285" text:style-name="WWNum15">
              <text:list-item>
                <text:list>
                  <text:list-item>
                    <text:list>
                      <text:list-item>
                        <text:p text:style-name="P22">One re-presentment per returned item</text:p>
                      </text:list-item>
                      <text:list-item>
                        <text:p text:style-name="P22">Discontinue ACH payments after two consecutive returns (does not count re-presentments)</text:p>
                      </text:list-item>
                    </text:list>
                  </text:list-item>
                </text:list>
              </text:list-item>
            </text:list>
            <text:list xml:id="list36451429" text:continue-list="list4743405619844004587" text:style-name="WWNum27">
              <text:list-item>
                <text:p text:style-name="P21"><text:span text:style-name="T2">Online</text:span> ACH/RCC - Customer must provide an ACH or RCC authorization for scheduled payment</text:p>
              </text:list-item>
            </text:list>
            <text:list xml:id="list36467614" text:continue-list="list1767236167661616285" text:style-name="WWNum15">
              <text:list-item>
                <text:list>
                  <text:list-item>
                    <text:list>
                      <text:list-item>
                        <text:p text:style-name="P22">One re-presentment per returned item</text:p>
                      </text:list-item>
                      <text:list-item>
                        <text:p text:style-name="P22">Discontinue ACH payments after two consecutive returns (does not count re-presentments)</text:p>
                      </text:list-item>
                    </text:list>
                  </text:list-item>
                </text:list>
              </text:list-item>
            </text:list>
            <text:p text:style-name="P1"/>
            <text:p text:style-name="P1">The ACH presentment will occur during the EOD process <text:span text:style-name="T1">on the night before</text:span> customer’s due date if the payment is not satisfied. </text:p>
            <text:p text:style-name="P1"/>
            <text:p text:style-name="P1">System Should Strategically Re-Present Returned Items on the Evening Prior to the Customers Next Income Date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ext:soft-page-break/>
        <table:table-row table:style-name="Table4.19">
          <table:table-cell table:style-name="Table4.A1" office:value-type="string">
            <text:p text:style-name="P1">Application of payments </text:p>
            <text:p text:style-name="P8"/>
          </table:table-cell>
          <table:table-cell table:style-name="Table4.A1" table:number-columns-spanned="3" office:value-type="string">
            <text:p text:style-name="P1">Pre-default <text:s text:c="83"/></text:p>
            <text:list xml:id="list8300195380931364674" text:style-name="WWNum25">
              <text:list-item>
                <text:p text:style-name="P23">Origination (apportioned over the loan term)</text:p>
              </text:list-item>
              <text:list-item>
                <text:p text:style-name="P23">Monthly Maintenance</text:p>
              </text:list-item>
              <text:list-item>
                <text:p text:style-name="P23">Principal</text:p>
              </text:list-item>
              <text:list-item>
                <text:p text:style-name="P23">Late Fee </text:p>
              </text:list-item>
              <text:list-item>
                <text:p text:style-name="P23">NSF Fee</text:p>
              </text:list-item>
            </text:list>
            <text:p text:style-name="P1">Post-default</text:p>
            <text:list xml:id="list1991025690792163670" text:style-name="WWNum26">
              <text:list-item>
                <text:p text:style-name="P24">Principal</text:p>
              </text:list-item>
              <text:list-item>
                <text:p text:style-name="P24">NSF Fee</text:p>
              </text:list-item>
              <text:list-item>
                <text:p text:style-name="P24">Late Fee</text:p>
              </text:list-item>
              <text:list-item>
                <text:p text:style-name="P24">Monthly maintenance</text:p>
              </text:list-item>
              <text:list-item>
                <text:p text:style-name="P24">Origination</text:p>
              </text:list-item>
            </text:list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7">
          <table:table-cell table:style-name="Table4.A1" office:value-type="string">
            <text:p text:style-name="P1">Early payoff of loan</text:p>
          </table:table-cell>
          <table:table-cell table:style-name="Table4.A1" table:number-columns-spanned="3" office:value-type="string">
            <text:p text:style-name="P1">Allowed with no penalty</text:p>
            <text:p text:style-name="P1">Must refund maintenance and origination fees pro rata:</text:p>
            <text:p text:style-name="P13"><text:span text:style-name="T2">Origination Fee Refund Logic</text:span>:</text:p>
            <text:p text:style-name="P13">Applies only if the loan is prepaid in full or refinanced within the first 60 days. <text:s/></text:p>
            <text:p text:style-name="P13">The first $10 of the acquisition charge may be retained by the lender and the remainder must be refunded at 1/60<text:span text:style-name="T3">th</text:span> of the remainder of the acquisition charge per calendar day for every day from origination through day 60</text:p>
            <text:p text:style-name="P19">Monthly Maintenance Fee Refund Logic:</text:p>
            <text:p text:style-name="P13">Each Monthly Fee is earned monthly on the anniversary date of origination. <text:s/>If loan is paid off or refinanced early, the unearned Monthly Maintenance Fees are to be refunded. <text:s/></text:p>
            <text:p text:style-name="P13"/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7">
          <table:table-cell table:style-name="Table4.A1" office:value-type="string">
            <text:p text:style-name="P1">Hold payment past due</text:p>
          </table:table-cell>
          <table:table-cell table:style-name="Table4.A1" table:number-columns-spanned="3" office:value-type="string">
            <text:p text:style-name="P1">No, scheduled payments will be presented as scheduled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7">
          <table:table-cell table:style-name="Table4.A1" office:value-type="string">
            <text:p text:style-name="P1">NSF Fee</text:p>
          </table:table-cell>
          <table:table-cell table:style-name="Table4.A1" table:number-columns-spanned="3" office:value-type="string">
            <text:p text:style-name="P1">$25 once per item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7">
          <table:table-cell table:style-name="Table4.A1" office:value-type="string">
            <text:p text:style-name="P1">State Database</text:p>
          </table:table-cell>
          <table:table-cell table:style-name="Table4.A1" table:number-columns-spanned="3" office:value-type="string">
            <text:p text:style-name="P1">No</text:p>
          </table:table-cell>
          <table:covered-table-cell/>
          <table:covered-table-cell/>
          <table:table-cell table:style-name="Table4.A1" office:value-type="string">
            <text:p text:style-name="P3">No</text:p>
          </table:table-cell>
        </table:table-row>
        <table:table-row table:style-name="Table4.1">
          <table:table-cell table:style-name="Table4.A1" office:value-type="string">
            <text:p text:style-name="P1">Delinquency</text:p>
          </table:table-cell>
          <table:table-cell table:style-name="Table4.A1" table:number-columns-spanned="3" office:value-type="string">
            <text:p text:style-name="P4">Night of due date if payment amount is not satisfied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Default </text:p>
          </table:table-cell>
          <table:table-cell table:style-name="Table4.A1" table:number-columns-spanned="3" office:value-type="string">
            <text:list xml:id="list8474371482158965297" text:style-name="WWNum19">
              <text:list-item>
                <text:p text:style-name="P25">Notice of right to cure sent at 10 days past due – 21 day cure period</text:p>
              </text:list-item>
              <text:list-item>
                <text:p text:style-name="P25">Loan defaults the end of day on the date that RTC expires </text:p>
              </text:list-item>
              <text:list-item>
                <text:p text:style-name="P25">To avoid default, the customer must pay the amount reflected on the RTC </text:p>
              </text:list-item>
              <text:list-item>
                <text:p text:style-name="P25">The amount on the RTC should be the amount that is past due as of the date of the RTC notice</text:p>
              </text:list-item>
            </text:list>
            <text:p text:style-name="P4"/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Late Fee</text:p>
          </table:table-cell>
          <table:table-cell table:style-name="Table4.A1" table:number-columns-spanned="3" office:value-type="string">
            <text:p text:style-name="P4">$15 ten Days Past Due. <text:s/>Must send Notice of Late Fee prior to Next Due Date</text:p>
          </table:table-cell>
          <table:covered-table-cell/>
          <table:covered-table-cell/>
          <table:table-cell table:style-name="Table4.A1" office:value-type="string">
            <text:p text:style-name="P1">Not allowed</text:p>
          </table:table-cell>
        </table:table-row>
        <table:table-row table:style-name="Table4.1">
          <table:table-cell table:style-name="Table4.A1" office:value-type="string">
            <text:p text:style-name="P1">Write-off definition</text:p>
          </table:table-cell>
          <table:table-cell table:style-name="Table4.A1" table:number-columns-spanned="3" office:value-type="string">
            <text:p text:style-name="P1">Bankruptcy, death, or 60 calendar days after default; <text:span text:style-name="T4">unless</text:span> Evergreen Payment is made.</text:p>
            <text:p text:style-name="P1"/>
            <text:p text:style-name="P1">The minimum Evergreen Payment is equal to 15% of the original defaulted balance.</text:p>
            <text:p text:style-name="P1"/>
            <text:p text:style-name="P1">The Potential write-off date will be extended 60 calendar days for each 15% increment paid. 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Cooling off period between loans</text:p>
          </table:table-cell>
          <table:table-cell table:style-name="Table4.A1" table:number-columns-spanned="3" office:value-type="string">
            <text:p text:style-name="P1">None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ext:soft-page-break/>
        <table:table-row table:style-name="Table4.1">
          <table:table-cell table:style-name="Table4.A1" office:value-type="string">
            <text:p text:style-name="P1">Extended Payment Plan</text:p>
          </table:table-cell>
          <table:table-cell table:style-name="Table4.A1" table:number-columns-spanned="3" office:value-type="string">
            <text:p text:style-name="P1">Weekly and Bi-Weekly paid customers greater of $25 or 4% of defaulted amount every two weeks</text:p>
            <text:p text:style-name="P1">Monthly and Semi-Monthly paid customers greater of $50 or 8% of defaulted amount monthly</text:p>
          </table:table-cell>
          <table:covered-table-cell/>
          <table:covered-table-cell/>
          <table:table-cell table:style-name="Table4.A1" office:value-type="string">
            <text:p text:style-name="P1">Reasonable Repayment Plan required by our commitment to CFSA Best Practices </text:p>
          </table:table-cell>
        </table:table-row>
        <table:table-row table:style-name="Table4.1">
          <table:table-cell table:style-name="Table4.A1" office:value-type="string">
            <text:p text:style-name="P1">Credit reporting</text:p>
          </table:table-cell>
          <table:table-cell table:style-name="Table4.A1" table:number-columns-spanned="3" office:value-type="string">
            <text:p text:style-name="P1">No for Storefront; Yes for online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Wage assignment</text:p>
          </table:table-cell>
          <table:table-cell table:style-name="Table4.A1" table:number-columns-spanned="3" office:value-type="string">
            <text:p text:style-name="P1">None</text:p>
          </table:table-cell>
          <table:covered-table-cell/>
          <table:covered-table-cell/>
          <table:table-cell table:style-name="Table4.A1" office:value-type="string">
            <text:p text:style-name="P1">Not allowed</text:p>
          </table:table-cell>
        </table:table-row>
        <table:table-row table:style-name="Table4.1">
          <table:table-cell table:style-name="Table4.A1" office:value-type="string">
            <text:p text:style-name="P1">Language requirement</text:p>
          </table:table-cell>
          <table:table-cell table:style-name="Table4.A1" table:number-columns-spanned="3" office:value-type="string">
            <text:p text:style-name="P1">English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Banking Account verification</text:p>
          </table:table-cell>
          <table:table-cell table:style-name="Table4.A1" table:number-columns-spanned="3" office:value-type="string">
            <text:p text:style-name="P1">Online No</text:p>
            <text:p text:style-name="P1">Storefront No 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Account required</text:p>
          </table:table-cell>
          <table:table-cell table:style-name="Table4.A1" table:number-columns-spanned="3" office:value-type="string">
            <text:p text:style-name="P1">Online Yes</text:p>
            <text:p text:style-name="P1">Storefront No <text:s text:c="12"/>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1">
          <table:table-cell table:style-name="Table4.A1" office:value-type="string">
            <text:p text:style-name="P1">Record retention</text:p>
          </table:table-cell>
          <table:table-cell table:style-name="Table4.A1" table:number-columns-spanned="3" office:value-type="string">
            <text:p text:style-name="P6"/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Collection options</text:p>
          </table:table-cell>
          <table:table-cell table:style-name="Table4.A1" table:number-columns-spanned="3" office:value-type="string">
            <text:p text:style-name="P1">Phone, letter, email and text <text:s/>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>Collection letters and timing </text:p>
          </table:table-cell>
          <table:table-cell table:style-name="Table4.A12" table:number-columns-spanned="3" office:value-type="string">
            <text:p text:style-name="P1">Courtesy call prior to due date</text:p>
            <text:p text:style-name="P1">One day past due send a missed payment notice</text:p>
            <text:p text:style-name="P1">Upon return of ACH payment send return item notice</text:p>
            <text:p text:style-name="P1">Ten days past due send notice of right to cure</text:p>
            <text:p text:style-name="P1">Upon Default send notice of default/RCC schedule </text:p>
          </table:table-cell>
          <table:covered-table-cell/>
          <table:covered-table-cell/>
          <table:table-cell table:style-name="Table4.A1" office:value-type="string">
            <text:p text:style-name="P1">BD</text:p>
          </table:table-cell>
        </table:table-row>
        <table:table-row table:style-name="Table4.39">
          <table:table-cell table:style-name="Table4.A1" office:value-type="string">
            <text:p text:style-name="P1">Collection PTP</text:p>
          </table:table-cell>
          <table:table-cell table:style-name="Table4.A1" table:number-columns-spanned="3" office:value-type="string">
            <text:p text:style-name="P1">Identified only as a notation within the POS Collections module</text:p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table:number-columns-spanned="3" office:value-type="string">
            <text:p text:style-name="P1"/>
          </table:table-cell>
          <table:covered-table-cell/>
          <table:covered-table-cell/>
          <table:table-cell table:style-name="Table4.A1" office:value-type="string">
            <text:p text:style-name="P1"/>
          </table:table-cell>
        </table:table-row>
      </table:table>
      <text:p text:style-name="P9"/>
      <text:p text:style-name="P9"/>
      <text:p text:style-name="P9"/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Underwriting Criteria</text:p>
            <text:p text:style-name="P2"/>
          </table:table-cell>
          <table:table-cell table:style-name="Table5.A1" office:value-type="string">
            <text:p text:style-name="P18">Approval Criteria</text:p>
          </table:table-cell>
        </table:table-row>
        <table:table-row table:style-name="Table5.1">
          <table:table-cell table:style-name="Table5.A2" office:value-type="string">
            <text:p text:style-name="P1">Minimum Age</text:p>
          </table:table-cell>
          <table:table-cell table:style-name="Table5.A2" office:value-type="string">
            <text:p text:style-name="P1">18</text:p>
          </table:table-cell>
        </table:table-row>
        <table:table-row table:style-name="Table5.1">
          <table:table-cell table:style-name="Table5.A2" office:value-type="string">
            <text:p text:style-name="P1">Offer to Current or Former Team Member</text:p>
          </table:table-cell>
          <table:table-cell table:style-name="Table5.A2" office:value-type="string">
            <text:p text:style-name="P1">Customer is not a current team member or former team member within the past 24 months. </text:p>
          </table:table-cell>
        </table:table-row>
        <table:table-row table:style-name="Table5.1">
          <table:table-cell table:style-name="Table5.A2" office:value-type="string">
            <text:p text:style-name="P1">ID Requirement</text:p>
          </table:table-cell>
          <table:table-cell table:style-name="Table5.A2" office:value-type="string">
            <text:p text:style-name="P1">Customer provides one, unexpired, government issued, photo ID</text:p>
          </table:table-cell>
        </table:table-row>
        <table:table-row table:style-name="Table5.1">
          <table:table-cell table:style-name="Table5.A2" office:value-type="string">
            <text:p text:style-name="P1">Income requirement</text:p>
          </table:table-cell>
          <table:table-cell table:style-name="Table5.A2" office:value-type="string">
            <text:p text:style-name="P1">Required</text:p>
          </table:table-cell>
        </table:table-row>
        <table:table-row table:style-name="Table5.1">
          <table:table-cell table:style-name="Table5.A2" office:value-type="string">
            <text:p text:style-name="P1">Income verification</text:p>
          </table:table-cell>
          <table:table-cell table:style-name="Table5.A2" office:value-type="string">
            <text:p text:style-name="P1">Storefront Required </text:p>
            <text:p text:style-name="P1">Online Not Required</text:p>
          </table:table-cell>
        </table:table-row>
        <table:table-row table:style-name="Table5.1">
          <table:table-cell table:style-name="Table5.A2" office:value-type="string">
            <text:p text:style-name="P1">Social Security Number</text:p>
          </table:table-cell>
          <table:table-cell table:style-name="Table5.A2" office:value-type="string">
            <text:p text:style-name="P1">Customer must provide appropriate supporting documentation for </text:p>
            <text:p text:style-name="P1">his / her Social Security Number or use the SSNV process.</text:p>
          </table:table-cell>
        </table:table-row>
        <table:table-row table:style-name="Table5.1">
          <table:table-cell table:style-name="Table5.A2" office:value-type="string">
            <text:p text:style-name="P1">Covered borrower</text:p>
          </table:table-cell>
          <table:table-cell table:style-name="Table5.A2" office:value-type="string">
            <text:p text:style-name="P1">Customer is not an active member of the military, or a covered borrower</text:p>
          </table:table-cell>
        </table:table-row>
        <table:table-row table:style-name="Table5.1">
          <table:table-cell table:style-name="Table5.A2" office:value-type="string">
            <text:p text:style-name="P1">Bankruptcy</text:p>
          </table:table-cell>
          <table:table-cell table:style-name="Table5.A2" office:value-type="string">
            <text:p text:style-name="P1">Customer is not currently in bankruptcy</text:p>
          </table:table-cell>
        </table:table-row>
        <table:table-row table:style-name="Table5.1">
          <table:table-cell table:style-name="Table5.A2" office:value-type="string">
            <text:p text:style-name="P1">Pending bankruptcy</text:p>
          </table:table-cell>
          <table:table-cell table:style-name="Table5.A2" office:value-type="string">
            <text:p text:style-name="P1">Customer is not in the process of filing bankruptcy</text:p>
          </table:table-cell>
        </table:table-row>
        <table:table-row table:style-name="Table5.1">
          <table:table-cell table:style-name="Table5.A2" office:value-type="string">
            <text:p text:style-name="P1">Multiple loans </text:p>
          </table:table-cell>
          <table:table-cell table:style-name="Table5.A2" office:value-type="string">
            <text:p text:style-name="P1">May only have one Small Installment Loan Outstanding per customer</text:p>
            <text:p text:style-name="P1">May also have one open QFund II Installment Loan </text:p>
          </table:table-cell>
        </table:table-row>
        <table:table-row table:style-name="Table5.1">
          <table:table-cell table:style-name="Table5.A2" office:value-type="string">
            <text:p text:style-name="P1">Offer to customer on the OFAC list</text:p>
          </table:table-cell>
          <table:table-cell table:style-name="Table5.A2" office:value-type="string">
            <text:p text:style-name="P1">Customer is not on the OFAC list prepared by the Compliance Department</text:p>
          </table:table-cell>
        </table:table-row>
        <table:table-row table:style-name="Table5.1">
          <table:table-cell table:style-name="Table5.A2" office:value-type="string">
            <text:p text:style-name="P1">Originate if POS unavailable</text:p>
          </table:table-cell>
          <table:table-cell table:style-name="Table5.A2" office:value-type="string">
            <text:p text:style-name="P1">No</text:p>
          </table:table-cell>
        </table:table-row>
        <table:table-row table:style-name="Table5.1">
          <table:table-cell table:style-name="Table5.A2" office:value-type="string">
            <text:p text:style-name="P1">EAM / RTDM minimum</text:p>
          </table:table-cell>
          <table:table-cell table:style-name="Table5.A2" office:value-type="string">
            <text:p text:style-name="P1">Use current requirements 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Times New Roman1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92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3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6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8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66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93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0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7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74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1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8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55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2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2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7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0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3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8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1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92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9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0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1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12</meta:editing-cycles>
    <meta:print-date>2018-09-24T13:36:00</meta:print-date>
    <meta:creation-date>2018-11-28T13:57:00</meta:creation-date>
    <dc:date>2019-01-17T10:41:10.80</dc:date>
    <meta:editing-duration>P0D</meta:editing-duration>
    <meta:generator>OpenOffice/4.0.0$Win32 OpenOffice.org_project/400m3$Build-9702</meta:generator>
    <meta:document-statistic meta:table-count="5" meta:image-count="0" meta:object-count="0" meta:page-count="4" meta:paragraph-count="221" meta:word-count="1105" meta:character-count="6564"/>
    <meta:user-defined meta:name="AppVersion">16.0000</meta:user-defined>
    <meta:user-defined meta:name="Company">Advance Ameri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